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7473-08-Code_README</text:p>
      <text:p text:style-name="Standard"/>
      <text:p text:style-name="Standard"><text:span text:style-name="T1">File 1</text:span> – FirstPersonController.cs - C#</text:p>
      <text:p text:style-name="Standard"/>
      <text:p text:style-name="Standard">The file contains the FirstPersonController class. </text:p>
      <text:p text:style-name="Standard"/>
      <text:p text:style-name="Standard">Usage: Attach this to the first person capsule object</text:p>
      <text:p text:style-name="Standard"/>
      <text:p text:style-name="Standard"><text:span text:style-name="T1">File 2</text:span> – GravityAttractor.cs - C#</text:p>
      <text:p text:style-name="Standard"/>
      <text:p text:style-name="Standard">The file contains the GravityAttractor class.</text:p>
      <text:p text:style-name="Standard"/>
      <text:p text:style-name="Standard">Usage: Attach this to object you wish to be attracted by the gravitational pull</text:p>
      <text:p text:style-name="Standard"/>
      <text:p text:style-name="Standard"><text:span text:style-name="T1">File 3</text:span> – GravityBody.cs - C#</text:p>
      <text:p text:style-name="Standard"/>
      <text:p text:style-name="Standard">The file contains the GravityBody class.</text:p>
      <text:p text:style-name="Standard"/>
      <text:p text:style-name="Standard">Usage: Attach this to object you wish to create gravitational force</text:p>
      <text:p text:style-name="Standard"/>
      <text:p text:style-name="Standard"><text:span text:style-name="T1">File 4</text:span> – MoveVertices.cs - C#</text:p>
      <text:p text:style-name="Standard"/>
      <text:p text:style-name="Standard">The file contains the MoveVertices class.</text:p>
      <text:p text:style-name="Standard"/>
      <text:p text:style-name="Standard">Usage: Attach this to 3D object to distort vertices</text:p>
      <text:p text:style-name="Standard"/>
      <text:p text:style-name="Standard"><text:span text:style-name="T1">File 5</text:span> – ProceduralPlanet.cs - C#</text:p>
      <text:p text:style-name="Standard"/>
      <text:p text:style-name="Standard">The file contains the ProceduralPlanet class.</text:p>
      <text:p text:style-name="Standard"/>
      <text:p text:style-name="Standard">Usage: Attach this to empty object</text:p>
      <text:p text:style-name="Standard"/>
      <text:p text:style-name="Standard"><text:span text:style-name="T1">File 2</text:span> – ProceduralSphere.cs - C#</text:p>
      <text:p text:style-name="Standard"/>
      <text:p text:style-name="Standard">The file contains the ProceduralSphere class.</text:p>
      <text:p text:style-name="Standard"/>
      <text:p text:style-name="Standard">Usage: Attach this to empty ob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yan Watkins</meta:initial-creator>
    <meta:creation-date>2015-05-09T21:25:50.73</meta:creation-date>
    <dc:date>2015-11-21T16:31:17.61</dc:date>
    <dc:creator>Ryan Watkins</dc:creator>
    <meta:editing-duration>PT51M49S</meta:editing-duration>
    <meta:editing-cycles>10</meta:editing-cycles>
    <meta:generator>OpenOffice/4.1.1$Win32 OpenOffice.org_project/411m6$Build-9775</meta:generator>
    <meta:document-statistic meta:table-count="0" meta:image-count="0" meta:object-count="0" meta:page-count="1" meta:paragraph-count="19" meta:word-count="128" meta:character-count="798"/>
  </office:meta>
</office:document-meta>
</file>